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0B000000B336354BB6AC0F9691.png" manifest:media-type="image/png"/>
  <manifest:file-entry manifest:full-path="Pictures/10000000000003CC0000010A9A64FA81E08ED953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325000000FE29C286CB79DC5FB5.png" manifest:media-type="image/png"/>
  <manifest:file-entry manifest:full-path="Pictures/10000000000002670000008920B96D6ACCD9A744.png" manifest:media-type="image/png"/>
  <manifest:file-entry manifest:full-path="Pictures/10000000000003FD0000007E340FB16935599602.png" manifest:media-type="image/png"/>
  <manifest:file-entry manifest:full-path="Pictures/10000000000002C3000000A9C6CF94939F39E923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officeooo:rsid="0011771c" officeooo:paragraph-rsid="0011771c"/>
    </style:style>
    <style:style style:name="P139" style:family="paragraph" style:parent-style-name="Standard">
      <style:text-properties officeooo:rsid="0011eb25" officeooo:paragraph-rsid="0011eb25"/>
    </style:style>
    <style:style style:name="P140" style:family="paragraph" style:parent-style-name="Standard">
      <style:text-properties officeooo:rsid="00131a23" officeooo:paragraph-rsid="00131a23"/>
    </style:style>
    <style:style style:name="P141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42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43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44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45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46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47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150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>
      <style:paragraph-properties fo:margin-left="0cm" fo:margin-right="0cm" fo:line-height="105%" fo:text-indent="0cm" style:auto-text-indent="false"/>
    </style:style>
    <style:style style:name="P152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5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5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55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56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58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59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60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61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184" style:family="paragraph">
      <style:paragraph-properties fo:margin-left="0cm" fo:margin-right="0cm" fo:line-height="106%" fo:text-indent="0cm"/>
    </style:style>
    <style:style style:name="P185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size="14pt" fo:font-weight="bold" officeooo:rsid="001538b0" style:font-size-asian="12.25pt" style:font-weight-asian="bold" style:font-size-complex="14pt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36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officeooo:rsid="001a7cba"/>
    </style:style>
    <style:style style:name="T38" style:family="text">
      <style:text-properties officeooo:rsid="001fc57f"/>
    </style:style>
    <style:style style:name="T39" style:family="text">
      <style:text-properties officeooo:rsid="002d2d6e"/>
    </style:style>
    <style:style style:name="T40" style:family="text">
      <style:text-properties officeooo:rsid="002ec8d4"/>
    </style:style>
    <style:style style:name="T41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42" style:family="text">
      <style:text-properties officeooo:rsid="00346025"/>
    </style:style>
    <style:style style:name="T43" style:family="text">
      <style:text-properties officeooo:rsid="003ec974"/>
    </style:style>
    <style:style style:name="T44" style:family="text">
      <style:text-properties officeooo:rsid="00413c50"/>
    </style:style>
    <style:style style:name="T45" style:family="text">
      <style:text-properties officeooo:rsid="004d41a8"/>
    </style:style>
    <style:style style:name="T46" style:family="text">
      <style:text-properties officeooo:rsid="00584113"/>
    </style:style>
    <style:style style:name="T47" style:family="text">
      <style:text-properties officeooo:rsid="006555aa"/>
    </style:style>
    <style:style style:name="T48" style:family="text">
      <style:text-properties officeooo:rsid="0065565c"/>
    </style:style>
    <style:style style:name="T49" style:family="text">
      <style:text-properties officeooo:rsid="0065f602"/>
    </style:style>
    <style:style style:name="T50" style:family="text">
      <style:text-properties officeooo:rsid="0073eab6"/>
    </style:style>
    <style:style style:name="T51" style:family="text">
      <style:text-properties officeooo:rsid="007e8ec4"/>
    </style:style>
    <style:style style:name="T52" style:family="text">
      <style:text-properties officeooo:rsid="00ab0d42"/>
    </style:style>
    <style:style style:name="T53" style:family="text">
      <style:text-properties officeooo:rsid="00c1ee46"/>
    </style:style>
    <style:style style:name="T54" style:family="text">
      <style:text-properties officeooo:rsid="00c7b920"/>
    </style:style>
    <style:style style:name="T55" style:family="text">
      <style:text-properties officeooo:rsid="00cabbfe"/>
    </style:style>
    <style:style style:name="T56" style:family="text">
      <style:text-properties officeooo:rsid="00d57b61"/>
    </style:style>
    <style:style style:name="T57" style:family="text">
      <style:text-properties officeooo:rsid="00e45cc8"/>
    </style:style>
    <style:style style:name="T58" style:family="text">
      <style:text-properties officeooo:rsid="00e5b3c4"/>
    </style:style>
    <style:style style:name="T59" style:family="text">
      <style:text-properties officeooo:rsid="00e69ba2"/>
    </style:style>
    <style:style style:name="T60" style:family="text">
      <style:text-properties officeooo:rsid="00e87ced"/>
    </style:style>
    <style:style style:name="T61" style:family="text">
      <style:text-properties officeooo:rsid="00f07c7a"/>
    </style:style>
    <style:style style:name="T62" style:family="text">
      <style:text-properties officeooo:rsid="00f1a677"/>
    </style:style>
    <style:style style:name="T63" style:family="text">
      <style:text-properties officeooo:rsid="00fdbfdf"/>
    </style:style>
    <style:style style:name="T64" style:family="text">
      <style:text-properties officeooo:rsid="00ffc702"/>
    </style:style>
    <style:style style:name="T65" style:family="text">
      <style:text-properties officeooo:rsid="0100e4e1"/>
    </style:style>
    <style:style style:name="T66" style:family="text">
      <style:text-properties officeooo:rsid="0100ed2d"/>
    </style:style>
    <style:style style:name="T67" style:family="text">
      <style:text-properties officeooo:rsid="01047e4d"/>
    </style:style>
    <style:style style:name="T68" style:family="text">
      <style:text-properties officeooo:rsid="01097532"/>
    </style:style>
    <style:style style:name="T69" style:family="text">
      <style:text-properties fo:font-size="18pt" fo:font-weight="bold" style:font-size-asian="18pt" style:font-weight-asian="bold" style:font-size-complex="18pt" style:font-weight-complex="bold"/>
    </style:style>
    <style:style style:name="T70" style:family="text">
      <style:text-properties officeooo:rsid="0115c8ce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officeooo:rsid="01252757"/>
    </style:style>
    <style:style style:name="T73" style:family="text">
      <style:text-properties officeooo:rsid="012a4f77"/>
    </style:style>
    <style:style style:name="T74" style:family="text">
      <style:text-properties fo:font-size="13pt" fo:font-weight="bold" style:font-size-asian="13pt" style:font-weight-asian="bold" style:font-size-complex="13pt" style:font-weight-complex="bold"/>
    </style:style>
    <style:style style:name="T75" style:family="text">
      <style:text-properties officeooo:rsid="012f4372"/>
    </style:style>
    <style:style style:name="T76" style:family="text">
      <style:text-properties officeooo:rsid="0135ed52"/>
    </style:style>
    <style:style style:name="T77" style:family="text">
      <style:text-properties officeooo:rsid="01374206"/>
    </style:style>
    <style:style style:name="T78" style:family="text">
      <style:text-properties officeooo:rsid="0137eb3f"/>
    </style:style>
    <style:style style:name="T79" style:family="text">
      <style:text-properties officeooo:rsid="01399356"/>
    </style:style>
    <style:style style:name="T80" style:family="text">
      <style:text-properties officeooo:rsid="013a4616"/>
    </style:style>
    <style:style style:name="T81" style:family="text">
      <style:text-properties officeooo:rsid="013c65cf"/>
    </style:style>
    <style:style style:name="T82" style:family="text">
      <style:text-properties officeooo:rsid="0148df8e"/>
    </style:style>
    <style:style style:name="T83" style:family="text">
      <style:text-properties officeooo:rsid="015ff0ee"/>
    </style:style>
    <style:style style:name="T84" style:family="text">
      <style:text-properties officeooo:rsid="016de779"/>
    </style:style>
    <style:style style:name="T85" style:family="text">
      <style:text-properties officeooo:rsid="0173a8b5"/>
    </style:style>
    <style:style style:name="T86" style:family="text">
      <style:text-properties officeooo:rsid="0174dc7d"/>
    </style:style>
    <style:style style:name="T87" style:family="text">
      <style:text-properties officeooo:rsid="017bb8ed"/>
    </style:style>
    <style:style style:name="T88" style:family="text">
      <style:text-properties officeooo:rsid="018bbead"/>
    </style:style>
    <style:style style:name="T89" style:family="text">
      <style:text-properties officeooo:rsid="019428bb"/>
    </style:style>
    <style:style style:name="T90" style:family="text">
      <style:text-properties officeooo:rsid="01a11908"/>
    </style:style>
    <style:style style:name="T91" style:family="text">
      <style:text-properties officeooo:rsid="01ab415c"/>
    </style:style>
    <style:style style:name="T92" style:family="text">
      <style:text-properties officeooo:rsid="01b445e4"/>
    </style:style>
    <style:style style:name="T93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 loext:marker-style-name="T1"><text:span text:style-name="T1"><text:s text:c="5"/>LİNUX NOTLARI</text:span></text:p>
      <text:p text:style-name="P153" loext:marker-style-name="T2"><text:span text:style-name="T1"><text:line-break/></text:span><text:span text:style-name="T29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33">Clear</text:span></text:p>
      <text:p text:style-name="P153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53" loext:marker-style-name="T2"><text:span text:style-name="T3"><text:line-break/></text:span><text:span text:style-name="T31">Cal</text:span><text:span text:style-name="T32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54" loext:marker-style-name="T2"><draw:frame text:anchor-type="paragraph" draw:z-index="0" draw:name="Metin Çerçevesi 1" draw:style-name="gr4" draw:text-style-name="P185" svg:width="15.029cm" svg:height="0.708cm" svg:x="0.182cm" svg:y="0.065cm"><draw:text-box><text:p text:style-name="P184"><text:span text:style-name="T93">sudo apt-get install ncal -y</text:span></text:p></draw:text-box></draw:frame><text:span text:style-name="T5"/></text:p>
      <text:p text:style-name="P155" loext:marker-style-name="T2"/>
      <text:p text:style-name="P138"/>
      <text:p text:style-name="P138">Burada eğer takvimi yıl olarak almak istersek aşağıdaki şekilde alabiliriz.<text:line-break/></text:p>
      <text:p text:style-name="P138"><draw:frame text:anchor-type="paragraph" draw:z-index="1" draw:name="Metin Çerçevesi 2" draw:style-name="gr4" draw:text-style-name="P185" svg:width="15.029cm" svg:height="0.708cm" svg:x="0.182cm" svg:y="0.065cm"><draw:text-box><text:p text:style-name="P184"><text:span text:style-name="T93">cal -y</text:span></text:p></draw:text-box></draw:frame><text:line-break/></text:p>
      <text:p text:style-name="P138"/>
      <text:p text:style-name="P139">2018 yılı için takvimi getirmek istersek</text:p>
      <text:p text:style-name="P139"/>
      <text:p text:style-name="P139"><draw:frame text:anchor-type="paragraph" draw:z-index="2" draw:name="Metin Çerçevesi 3" draw:style-name="gr4" draw:text-style-name="P185" svg:width="15.029cm" svg:height="0.708cm" svg:x="0.182cm" svg:y="0.065cm"><draw:text-box><text:p text:style-name="P184"><text:span text:style-name="T93">cal 2018</text:span></text:p></draw:text-box></draw:frame></text:p>
      <text:p text:style-name="P138"/>
      <text:p text:style-name="P138"/>
      <text:p text:style-name="P140">Mevcut tarihi almak için “<text:span text:style-name="T11">date</text:span>” komutu kullanılır.</text:p>
      <text:p text:style-name="P140"/>
      <text:p text:style-name="P140"><text:line-break/><text:span text:style-name="T34">History</text:span></text:p>
      <text:p text:style-name="P140"><text:span text:style-name="T34"/></text:p>
      <text:p text:style-name="P1"><text:span text:style-name="T37">“</text:span><text:span text:style-name="T12">history</text:span><text:span text:style-name="T37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185" svg:width="15.029cm" svg:height="0.708cm" svg:x="0.182cm" svg:y="0.065cm"><draw:text-box><text:p text:style-name="P184"><text:span text:style-name="T93">history -c</text:span></text:p></draw:text-box></draw:frame><text:line-break/></text:p>
      <text:p text:style-name="P3"/>
      <text:p text:style-name="P141">Komut Yapısı</text:p>
      <text:p text:style-name="P141"/>
      <text:p text:style-name="P5"><draw:frame text:anchor-type="paragraph" draw:z-index="5" draw:name="Metin Çerçevesi 5" draw:style-name="gr4" draw:text-style-name="P185" svg:width="15.029cm" svg:height="0.708cm" svg:x="0.182cm" svg:y="0.065cm"><draw:text-box><text:p text:style-name="P184"><text:span text:style-name="T93">komut_adi secenek girdi</text:span></text:p></draw:text-box></draw:frame></text:p>
      <text:p text:style-name="P5"/>
      <text:p text:style-name="P6"/>
      <text:list text:style-name="L1">
        <text:list-item>
          <text:p text:style-name="P156">Seçenekler - ile yazılır.</text:p>
        </text:list-item>
        <text:list-item>
          <text:p text:style-name="P156">Seçeneklerin uzun hali ile yazılışında <text:s/>-- kullanılır.</text:p>
        </text:list-item>
        <text:list-item>
          <text:p text:style-name="P156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185" svg:width="15.029cm" svg:height="0.708cm" svg:x="0.182cm" svg:y="0.065cm"><draw:text-box><text:p text:style-name="P184"><text:span text:style-name="T93">date -u</text:span></text:p></draw:text-box></draw:frame></text:p>
      <text:p text:style-name="P6"/>
      <text:p text:style-name="P6"><draw:frame text:anchor-type="paragraph" draw:z-index="11" draw:name="Metin Çerçevesi 9" draw:style-name="gr4" draw:text-style-name="P185" svg:width="15.029cm" svg:height="0.708cm" svg:x="0.182cm" svg:y="0.065cm"><draw:text-box><text:p text:style-name="P184"><text:span text:style-name="T93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185" svg:width="15.029cm" svg:height="0.708cm" svg:x="0.182cm" svg:y="0.065cm"><draw:text-box><text:p text:style-name="P184"><text:span text:style-name="T93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185" svg:width="15.029cm" svg:height="0.708cm" svg:x="0.182cm" svg:y="0.065cm"><draw:text-box><text:p text:style-name="P184"><text:span text:style-name="T93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38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185" svg:width="15.029cm" svg:height="0.708cm" svg:x="0.182cm" svg:y="0.065cm"><draw:text-box><text:p text:style-name="P184"><text:span text:style-name="T93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185" svg:width="15.029cm" svg:height="0.708cm" svg:x="0.182cm" svg:y="0.065cm"><draw:text-box><text:p text:style-name="P184"><text:span text:style-name="T93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35"/></text:p>
      <text:p text:style-name="P8"><text:span text:style-name="T35"/></text:p>
      <text:p text:style-name="P8"><text:span text:style-name="T35"/></text:p>
      <text:p text:style-name="P8"><text:span text:style-name="T35"/></text:p>
      <text:p text:style-name="P8"><text:span text:style-name="T35"/></text:p>
      <text:p text:style-name="P8"><text:soft-page-break/><text:span text:style-name="T35">MAN PAGES</text:span></text:p>
      <text:p text:style-name="P7"><text:span text:style-name="T35"/></text:p>
      <text:p text:style-name="P9">Linux içerisindeki kodları ezberlememize gerek yoktur. Linux komutların ne işe yaradığını gösteren bir mekanizma sağlar. <text:span text:style-name="T39">(</text:span><text:a xlink:type="simple" xlink:href="https://www.man7.org/linux/man-pages/index.html" text:style-name="Internet_20_link" text:visited-style-name="Visited_20_Internet_20_Link"><text:span text:style-name="Citation"><text:span text:style-name="T39">https://www.man7.org/linux/man-pages/index.html</text:span></text:span></text:a><text:span text:style-name="T39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40">ile </text:span><text:span text:style-name="T41">alakalı</text:span><text:span text:style-name="T40"> komutlara</text:span> bakmak istersek <text:span text:style-name="T43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185" svg:width="15.029cm" svg:height="0.708cm" svg:x="0.182cm" svg:y="0.065cm"><draw:text-box><text:p text:style-name="P184"><text:span text:style-name="T93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185" svg:width="15.029cm" svg:height="0.708cm" svg:x="0.182cm" svg:y="0.065cm"><draw:text-box><text:p text:style-name="P184"><text:span text:style-name="T93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42">Yukarıda dikkat edilmesi gereken bir diğer nokta</text:span><text:span text:style-name="T13"> [ ] </text:span><text:span text:style-name="T42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185" svg:width="15.029cm" svg:height="0.708cm" svg:x="0.182cm" svg:y="-0.268cm"><draw:text-box><text:p text:style-name="P184"><text:span text:style-name="T93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185" svg:width="15.029cm" svg:height="0.708cm" svg:x="0.182cm" svg:y="-0.268cm"><draw:text-box><text:p text:style-name="P184"><text:span text:style-name="T93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185" svg:width="15.029cm" svg:height="0.708cm" svg:x="0.182cm" svg:y="-0.268cm"><draw:text-box><text:p text:style-name="P184"><text:span text:style-name="T93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185" svg:width="15.029cm" svg:height="0.708cm" svg:x="0.182cm" svg:y="-0.268cm"><draw:text-box><text:p text:style-name="P184"><text:span text:style-name="T93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44">Burada görüyoruz ki “</text:span><text:span text:style-name="T14">ls</text:span><text:span text:style-name="T44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185" svg:width="15.029cm" svg:height="0.708cm" svg:x="0.182cm" svg:y="-0.268cm"><draw:text-box><text:p text:style-name="P184"><text:span text:style-name="T93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185" svg:width="15.029cm" svg:height="0.708cm" svg:x="0.182cm" svg:y="-0.268cm"><draw:text-box><text:p text:style-name="P184"><text:span text:style-name="T93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185" svg:width="15.029cm" svg:height="0.708cm" svg:x="0.182cm" svg:y="-0.268cm"><draw:text-box><text:p text:style-name="P184"><text:span text:style-name="T93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45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36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57">Standard Input --&gt; 0</text:p>
          <text:p text:style-name="P157"/>
        </text:list-item>
        <text:list-item>
          <text:p text:style-name="P157">Standard Output --&gt; 1</text:p>
        </text:list-item>
      </text:list>
      <text:p text:style-name="P24"/>
      <text:list text:continue-numbering="true" text:style-name="L2">
        <text:list-item>
          <text:p text:style-name="P157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185" svg:width="15.029cm" svg:height="0.708cm" svg:x="0.182cm" svg:y="-0.268cm"><draw:text-box><text:p text:style-name="P184"><text:span text:style-name="T93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30">Komut Yönlendirme </text:span><text:span text:style-name="T11">(</text:span><text:span text:style-name="T30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185" svg:width="15.029cm" svg:height="0.708cm" svg:x="0.182cm" svg:y="-0.268cm"><draw:text-box><text:p text:style-name="P184"><text:span text:style-name="T93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46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185" svg:width="15.029cm" svg:height="0.708cm" svg:x="0.182cm" svg:y="-0.268cm"><draw:text-box><text:p text:style-name="P184"><text:span text:style-name="T93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185" svg:width="15.029cm" svg:height="0.708cm" svg:x="0.182cm" svg:y="-0.268cm"><draw:text-box><text:p text:style-name="P184"><text:span text:style-name="T93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185" svg:width="15.029cm" svg:height="0.708cm" svg:x="0.182cm" svg:y="-0.268cm"><draw:text-box><text:p text:style-name="P184"><text:span text:style-name="T93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185" svg:width="15.029cm" svg:height="0.708cm" svg:x="0.182cm" svg:y="-0.268cm"><draw:text-box><text:p text:style-name="P184"><text:span text:style-name="T93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47">verileri</text:span> bu şekilde okuyabiliyoruz.</text:p>
      <text:p text:style-name="P31"/>
      <text:p text:style-name="P32">Buradan “<text:span text:style-name="T15">cat</text:span>” <text:span text:style-name="T48">komutu ile</text:span> aldığımız verileri “<text:span text:style-name="T11">hello.txt</text:span>” isimli dosyaya yazdır<text:span text:style-name="T49">alım. Eğer bir hata olursa da “</text:span><text:span text:style-name="T16">error.txt</text:span><text:span text:style-name="T49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185" svg:width="15.029cm" svg:height="0.708cm" svg:x="0.182cm" svg:y="-0.268cm"><draw:text-box><text:p text:style-name="P184"><text:span text:style-name="T93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30">Komut Birleştirme</text:span> <text:span text:style-name="T30">(Piping)</text:span></text:p>
      <text:p text:style-name="P36"><text:span text:style-name="T30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30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185" svg:width="15.029cm" svg:height="0.708cm" svg:x="0.182cm" svg:y="-0.268cm"><draw:text-box><text:p text:style-name="P184"><text:span text:style-name="T93">man cut</text:span></text:p></draw:text-box></draw:frame></text:p>
      <text:p text:style-name="P36"><text:span text:style-name="T30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30"/></text:p>
      <text:p text:style-name="P39">Bu komut aslında bildiğimiz <text:span text:style-name="T50">kopyalama</text:span> komutudur. Yukarıda da ayrıntılı bir şekilde görebiliriz.</text:p>
      <text:p text:style-name="P36"><text:span text:style-name="T30"/></text:p>
      <text:p text:style-name="P4">Bir örnek üzerinden gidecek olursak;</text:p>
      <text:p text:style-name="P4"><draw:frame text:anchor-type="paragraph" draw:z-index="55" draw:name="Metin Çerçevesi 29" draw:style-name="gr4" draw:text-style-name="P185" svg:width="15.029cm" svg:height="0.708cm" svg:x="0.182cm" svg:y="0.176cm"><draw:text-box><text:p text:style-name="P184"><text:span text:style-name="T93">date 1&gt;&gt; date.txt</text:span></text:p></draw:text-box></draw:frame></text:p>
      <text:p text:style-name="P4"/>
      <text:p text:style-name="P36"><text:span text:style-name="T30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185" svg:width="15.029cm" svg:height="0.708cm" svg:x="0.182cm" svg:y="0.452cm"><draw:text-box><text:p text:style-name="P184"><text:span text:style-name="T93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185" svg:width="15.029cm" svg:height="0.708cm" svg:x="0.182cm" svg:y="0.452cm"><draw:text-box><text:p text:style-name="P184"><text:span text:style-name="T93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185" svg:width="15.029cm" svg:height="0.708cm" svg:x="0.182cm" svg:y="0.452cm"><draw:text-box><text:p text:style-name="P184"><text:span text:style-name="T93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185" svg:width="15.029cm" svg:height="0.708cm" svg:x="0.182cm" svg:y="0.452cm"><draw:text-box><text:p text:style-name="P184"><text:span text:style-name="T93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51">çünkü bizim pipe sürecimize bir veri dönmüyor</text:span>. Bunun için farklı bir çözüm yapacağız.</text:p>
      <text:p text:style-name="P46"/>
      <text:p text:style-name="P46"/>
      <text:p text:style-name="P142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185" svg:width="15.029cm" svg:height="0.708cm" svg:x="0.182cm" svg:y="0.118cm"><draw:text-box><text:p text:style-name="P184"><text:span text:style-name="T93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185" svg:width="15.029cm" svg:height="0.708cm" svg:x="0.182cm" svg:y="0.118cm"><draw:text-box><text:p text:style-name="P184"><text:span text:style-name="T93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43">Xarg Komutu</text:p>
      <text:p text:style-name="P49"/>
      <text:p text:style-name="P49"><draw:frame text:anchor-type="paragraph" draw:z-index="67" draw:name="Metin Çerçevesi 36" draw:style-name="gr4" draw:text-style-name="P185" svg:width="15.029cm" svg:height="0.708cm" svg:x="0.182cm" svg:y="0.118cm"><draw:text-box><text:p text:style-name="P184"><text:span text:style-name="T93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185" svg:width="15.029cm" svg:height="0.708cm" svg:x="0.182cm" svg:y="0.118cm"><draw:text-box><text:p text:style-name="P184"><text:span text:style-name="T93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185" svg:width="15.029cm" svg:height="0.708cm" svg:x="0.182cm" svg:y="0.118cm"><draw:text-box><text:p text:style-name="P184"><text:span text:style-name="T93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185" svg:width="15.029cm" svg:height="0.708cm" svg:x="0.182cm" svg:y="0.118cm"><draw:text-box><text:p text:style-name="P184"><text:span text:style-name="T93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52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185" svg:width="15.029cm" svg:height="0.708cm" svg:x="0.182cm" svg:y="0.118cm"><draw:text-box><text:p text:style-name="P184"><text:span text:style-name="T93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185" svg:width="15.029cm" svg:height="0.708cm" svg:x="0.182cm" svg:y="0.118cm"><draw:text-box><text:p text:style-name="P184"><text:span text:style-name="T93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185" svg:width="15.029cm" svg:height="0.708cm" svg:x="0.182cm" svg:y="0.118cm"><draw:text-box><text:p text:style-name="P184"><text:span text:style-name="T93">cat new_file.txt | xargs rm</text:span></text:p></draw:text-box></draw:frame></text:p>
      <text:p text:style-name="P54"/>
      <text:p text:style-name="P54"/>
      <text:p text:style-name="P54"><text:soft-page-break/></text:p>
      <text:p text:style-name="P144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53">n benzerini</text:span> ele alalım.</text:p>
      <text:p text:style-name="P64"/>
      <text:p text:style-name="P64"><draw:frame text:anchor-type="paragraph" draw:z-index="78" draw:name="Metin Çerçevesi 43" draw:style-name="gr4" draw:text-style-name="P185" svg:width="15.029cm" svg:height="0.708cm" svg:x="0.182cm" svg:y="0.118cm"><draw:text-box><text:p text:style-name="P184"><text:span text:style-name="T93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54">e</text:span> bunu<text:span text:style-name="T11"> tarihkaydet </text:span>isimli bir komuta ata<text:span text:style-name="T55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56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185" svg:width="15.029cm" svg:height="0.708cm" svg:x="0.182cm" svg:y="0.118cm"><draw:text-box><text:p text:style-name="P184"><text:span text:style-name="T93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57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45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58">kısmı terminalde işlem yapan kullanıcıyı<text:line-break/><text:line-break/>- <text:s text:c="2"/>@ ifadesinden sonra gelen “</text:span><text:span text:style-name="T17">usrht-VirtualBox</text:span><text:span text:style-name="T58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60">- <text:s text:c="2"/>Aslında bu tilda ifadesi </text:span><text:span text:style-name="T18">/home/usrht </text:span><text:span text:style-name="T60">ifadesinin yerine geçmektedir. Kök dizindir yani en tepede yer alan klasördür.</text:span><text:span text:style-name="T59"> </text:span><text:span text:style-name="T58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61">bize tilda ile gelen ifade gelmektedir.</text:span></text:p>
      <text:p text:style-name="P78"/>
      <text:p text:style-name="P79">“<text:span text:style-name="T11">ls</text:span>” komutu ile ise bu konumdaki klasörleri listeleyebiliriz. <text:span text:style-name="T62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68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64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65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66">dosya sahibi</text:span> <text:span text:style-name="T63">kullanıcının bu dosya üzerindeki yetkilerini</text:span></text:p>
      <text:p text:style-name="P86"/>
      <text:list text:style-name="L3">
        <text:list-item>
          <text:p text:style-name="P158">r - read </text:p>
        </text:list-item>
        <text:list-item>
          <text:p text:style-name="P158">w - write</text:p>
        </text:list-item>
        <text:list-item>
          <text:p text:style-name="P158">x - execute</text:p>
        </text:list-item>
      </text:list>
      <text:p text:style-name="P87"/>
      <text:p text:style-name="P88">ikinci olarak gelen<text:span text:style-name="T11"> r-x</text:span> ise dosya sahibi olan grubun <text:span text:style-name="T67">yetkilerini</text:span></text:p>
      <text:p text:style-name="P95"/>
      <text:list text:style-name="L4">
        <text:list-item>
          <text:p text:style-name="P159">r - read</text:p>
        </text:list-item>
        <text:list-item>
          <text:p text:style-name="P159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60">r - read</text:p>
        </text:list-item>
        <text:list-item>
          <text:p text:style-name="P160">x - execute</text:p>
        </text:list-item>
      </text:list>
      <text:p text:style-name="P96"/>
      <text:p text:style-name="P96"/>
      <text:p text:style-name="P146">cd Komutu</text:p>
      <text:p text:style-name="P146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46"/>
      <text:p text:style-name="P146"/>
      <text:p text:style-name="P146"/>
      <text:p text:style-name="P146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01"><text:soft-page-break/>Bildiğimiz üzere “<text:span text:style-name="T69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70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146"/>
      <text:p text:style-name="P146"/>
      <text:p text:style-name="P146"/>
      <text:p text:style-name="P146"/>
      <text:p text:style-name="P146"/>
      <text:p text:style-name="P98"><text:span text:style-name="T71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147">WILDCARD</text:p>
      <text:p text:style-name="P147"/>
      <text:p text:style-name="P104">Arama yaparken kalıp olarak benzer isim taşıyan <text:span text:style-name="T72">dosya ve </text:span>klasörleri <text:span text:style-name="T72">tek bir komut ile bulma, silme ve diğer işlemlerde kullanmaya fayda sağlayan karakterlerdir.</text:span></text:p>
      <text:p text:style-name="P105"/>
      <text:p text:style-name="P105">Eğer 3 ayrı klasörün altında dosyaları <text:span text:style-name="T73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74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75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77">arada </text:span><text:span text:style-name="T78">tek harfli</text:span><text:span text:style-name="T77"> bilinmeyen olup</text:span> <text:span text:style-name="T76">ve devamında “</text:span><text:span text:style-name="T21">.txt</text:span><text:span text:style-name="T76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80">A-Z arası</text:span> büyük harf olmasını <text:span text:style-name="T79">ve devamında “</text:span><text:span text:style-name="T22">.txt</text:span><text:span text:style-name="T79">” </text:span><text:span text:style-name="T81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148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185" svg:width="15.029cm" svg:height="0.708cm" svg:x="0.182cm" svg:y="0.118cm"><draw:text-box><text:p text:style-name="P184"><text:span text:style-name="T93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82">dosya</text:span> oluşturmak istersek;</text:p>
      <text:p text:style-name="P114"/>
      <text:p text:style-name="P114"><draw:frame text:anchor-type="paragraph" draw:z-index="102" draw:name="Metin Çerçevesi 46" draw:style-name="gr4" draw:text-style-name="P185" svg:width="15.029cm" svg:height="0.708cm" svg:x="0.182cm" svg:y="0.118cm"><draw:text-box><text:p text:style-name="P184"><text:span text:style-name="T93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185" svg:width="15.029cm" svg:height="0.708cm" svg:x="0.076cm" svg:y="0.055cm"><draw:text-box><text:p text:style-name="P184"><text:span text:style-name="T93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185" svg:width="15.029cm" svg:height="0.708cm" svg:x="0.076cm" svg:y="0.055cm"><draw:text-box><text:p text:style-name="P184"><text:span text:style-name="T93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185" svg:width="15.029cm" svg:height="0.708cm" svg:x="0.076cm" svg:y="0.055cm"><draw:text-box><text:p text:style-name="P184"><text:span text:style-name="T93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185" svg:width="15.029cm" svg:height="0.708cm" svg:x="0.076cm" svg:y="0.055cm"><draw:text-box><text:p text:style-name="P184"><text:span text:style-name="T93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83">(parent)</text:span> opsiyonunu ekliyoruz.</text:p>
      <text:p text:style-name="P122"/>
      <text:p text:style-name="P122"><draw:frame text:anchor-type="paragraph" draw:z-index="108" draw:name="Metin Çerçevesi 51" draw:style-name="gr4" draw:text-style-name="P185" svg:width="15.029cm" svg:height="0.708cm" svg:x="0.076cm" svg:y="0.055cm"><draw:text-box><text:p text:style-name="P184"><text:span text:style-name="T93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185" svg:width="15.029cm" svg:height="0.708cm" svg:x="0.182cm" svg:y="0.06cm"><draw:text-box><text:p text:style-name="P184"><text:span text:style-name="T93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84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3" draw:text-style-name="P185" svg:width="17.985cm" svg:height="1.033cm" svg:x="0.076cm" svg:y="0.055cm"><draw:text-box><text:p text:style-name="P184"><text:span text:style-name="T93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85">1</text:span>’d<text:span text:style-name="T85">e</text:span>n 100’e kadar gitsin istersek;</text:p>
      <text:p text:style-name="P128"/>
      <text:p text:style-name="P151"><draw:frame text:anchor-type="paragraph" draw:z-index="114" draw:name="Metin Çerçevesi 54" draw:style-name="gr3" draw:text-style-name="P185" svg:width="17.985cm" svg:height="1.033cm" svg:x="0.076cm" svg:y="0.055cm"><draw:text-box><text:p text:style-name="P184"><text:span text:style-name="T93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149">Dosya Silme</text:p>
      <text:p text:style-name="P128"/>
      <text:p text:style-name="P124">“<text:span text:style-name="T24">rm</text:span>” <text:span text:style-name="T86">komutu ile silme işlemini gerçekleştirebiliriz.</text:span></text:p>
      <text:p text:style-name="P124"/>
      <text:p text:style-name="P124"><draw:frame text:anchor-type="paragraph" draw:z-index="115" draw:name="Metin Çerçevesi 55" draw:style-name="gr3" draw:text-style-name="P185" svg:width="17.985cm" svg:height="1.033cm" svg:x="0.076cm" svg:y="0.055cm"><draw:text-box><text:p text:style-name="P184"><text:span text:style-name="T93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3" draw:text-style-name="P185" svg:width="17.985cm" svg:height="1.033cm" svg:x="0.076cm" svg:y="0.055cm"><draw:text-box><text:p text:style-name="P184"><text:span text:style-name="T93">rm *2*</text:span></text:p></draw:text-box></draw:frame></text:p>
      <text:p text:style-name="P124"/>
      <text:p text:style-name="P124"/>
      <text:p text:style-name="P130">file ile başlayıp 0 ile 9 arasında bir rakam ile biten <text:span text:style-name="T87">txt</text:span> dosyaları<text:span text:style-name="T87">nı</text:span> silmek istersek;</text:p>
      <text:p text:style-name="P130"/>
      <text:p text:style-name="P130"><draw:frame text:anchor-type="paragraph" draw:z-index="117" draw:name="Metin Çerçevesi 57" draw:style-name="gr3" draw:text-style-name="P185" svg:width="17.985cm" svg:height="1.033cm" svg:x="0.076cm" svg:y="0.055cm"><draw:text-box><text:p text:style-name="P184"><text:span text:style-name="T93">rm file[0-9].txt</text:span></text:p></draw:text-box></draw:frame></text:p>
      <text:p text:style-name="P124"/>
      <text:p text:style-name="P124"/>
      <text:p text:style-name="P124"/>
      <text:p text:style-name="P150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3" draw:text-style-name="P185" svg:width="17.985cm" svg:height="1.033cm" svg:x="0.076cm" svg:y="0.055cm"><draw:text-box><text:p text:style-name="P184"><text:span text:style-name="T93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3" draw:text-style-name="P185" svg:width="17.985cm" svg:height="1.033cm" svg:x="0.076cm" svg:y="0.055cm"><draw:text-box><text:p text:style-name="P184"><text:span text:style-name="T93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3" draw:text-style-name="P185" svg:width="17.985cm" svg:height="1.033cm" svg:x="0.076cm" svg:y="0.055cm"><draw:text-box><text:p text:style-name="P184"><text:span text:style-name="T93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88">” opsiyonuyla kullanırken dikkat olmak gerekir. Çünkü geri dönüşüm kutusuna atmadan direkt olarak silme işlemini yapar.</text:span></text:p>
      <text:p text:style-name="P136"/>
      <text:p text:style-name="P137">Silme işleminde <text:span text:style-name="T88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182"><text:soft-page-break/>Kopyalama İşlemleri</text:p>
      <text:p text:style-name="P161"/>
      <text:p text:style-name="P162">“<text:span text:style-name="T26">cp</text:span>” <text:span text:style-name="T89">komutu kullanılır</text:span></text:p>
      <text:p text:style-name="P137"/>
      <text:p text:style-name="P164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3" draw:text-style-name="P185" svg:width="17.985cm" svg:height="1.033cm" svg:x="0.076cm" svg:y="0.055cm"><draw:text-box><text:p text:style-name="P184"><text:span text:style-name="T93">mkdir hedef kaynak</text:span></text:p></draw:text-box></draw:frame></text:p>
      <text:p text:style-name="P137"/>
      <text:p text:style-name="P137"/>
      <text:p text:style-name="P165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3" draw:text-style-name="P185" svg:width="17.985cm" svg:height="1.033cm" svg:x="0.076cm" svg:y="0.055cm"><draw:text-box><text:p text:style-name="P184"><text:span text:style-name="T93">touch file1 kaynak/file{2..4}</text:span></text:p></draw:text-box></draw:frame></text:p>
      <text:p text:style-name="P137"/>
      <text:p text:style-name="P137"/>
      <text:p text:style-name="P166">Şimdi ise <text:span text:style-name="T11">file1</text:span> dosyasını <text:span text:style-name="T11">hedef</text:span> klasörü içerisine kopyalamak istersek;</text:p>
      <text:p text:style-name="P166"/>
      <text:p text:style-name="P166"><draw:frame text:anchor-type="paragraph" draw:z-index="125" draw:name="Metin Çerçevesi 63" draw:style-name="gr3" draw:text-style-name="P185" svg:width="17.985cm" svg:height="1.033cm" svg:x="0.076cm" svg:y="0.055cm"><draw:text-box><text:p text:style-name="P184"><text:span text:style-name="T93">cp file1 hedef/</text:span></text:p></draw:text-box></draw:frame></text:p>
      <text:p text:style-name="P137"/>
      <text:p text:style-name="P137"/>
      <text:p text:style-name="P167">Eğer aynı dosyayı farklı bir isimle mevcut konum içine kopyalamak istersek;</text:p>
      <text:p text:style-name="P167"/>
      <text:p text:style-name="P167"><draw:frame text:anchor-type="paragraph" draw:z-index="126" draw:name="Metin Çerçevesi 64" draw:style-name="gr3" draw:text-style-name="P185" svg:width="17.985cm" svg:height="1.033cm" svg:x="0.076cm" svg:y="0.055cm"><draw:text-box><text:p text:style-name="P184"><text:span text:style-name="T93">cp file1 file2.txt</text:span></text:p></draw:text-box></draw:frame></text:p>
      <text:p text:style-name="P137"/>
      <text:p text:style-name="P137"/>
      <text:p text:style-name="P168">Eğer wildcard kullanmak istersek, mesela file ile başlayan tüm dosyaları hedef klasörü altına kopyalamak gibi;</text:p>
      <text:p text:style-name="P168"/>
      <text:p text:style-name="P168"><draw:frame text:anchor-type="paragraph" draw:z-index="127" draw:name="Metin Çerçevesi 65" draw:style-name="gr3" draw:text-style-name="P185" svg:width="17.985cm" svg:height="1.033cm" svg:x="0.076cm" svg:y="0.055cm"><draw:text-box><text:p text:style-name="P184"><text:span text:style-name="T93">cp file* hedef/</text:span></text:p></draw:text-box></draw:frame></text:p>
      <text:p text:style-name="P137"/>
      <text:p text:style-name="P137"/>
      <text:p text:style-name="P169"/>
      <text:p text:style-name="P169"/>
      <text:p text:style-name="P169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3" draw:text-style-name="P185" svg:width="17.985cm" svg:height="1.033cm" svg:x="0.076cm" svg:y="0.055cm"><draw:text-box><text:p text:style-name="P184"><text:span text:style-name="T93">mkdir -p folder1/folder2</text:span></text:p></draw:text-box></draw:frame></text:p>
      <text:p text:style-name="P137"/>
      <text:p text:style-name="P137"/>
      <text:p text:style-name="P170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3" draw:text-style-name="P185" svg:width="17.985cm" svg:height="1.033cm" svg:x="0.076cm" svg:y="0.055cm"><draw:text-box><text:p text:style-name="P184"><text:span text:style-name="T93">mkdir -p folder1/folder2</text:span><text:span text:style-name="T93"><text:line-break/></text:span><text:span text:style-name="T93">touch folder1/folder2/file5.txt</text:span></text:p></draw:text-box></draw:frame></text:p>
      <text:p text:style-name="P137"/>
      <text:p text:style-name="P137"/>
      <text:p text:style-name="P171">Eğer ki <text:span text:style-name="T11">folder1</text:span> klasörünü <text:span text:style-name="T11">hedef</text:span> klasörü içine taşımak istersek <text:span text:style-name="T90">aşağıdaki komutu kullanırız. Ancak burada bir hata alırız.</text:span></text:p>
      <text:p text:style-name="P171"/>
      <text:p text:style-name="P171"><draw:frame text:anchor-type="paragraph" draw:z-index="130" draw:name="Metin Çerçevesi 68" draw:style-name="gr3" draw:text-style-name="P185" svg:width="17.985cm" svg:height="1.033cm" svg:x="0.076cm" svg:y="0.055cm"><draw:text-box><text:p text:style-name="P184"><text:span text:style-name="T93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72">Burada recursive (-r option) kullanılmalı.</text:p>
      <text:p text:style-name="P172"/>
      <text:p text:style-name="P172"/>
      <text:p text:style-name="P172"><draw:frame text:anchor-type="paragraph" draw:z-index="132" draw:name="Metin Çerçevesi 69" draw:style-name="gr3" draw:text-style-name="P185" svg:width="17.985cm" svg:height="1.033cm" svg:x="0.076cm" svg:y="0.055cm"><draw:text-box><text:p text:style-name="P184"><text:span text:style-name="T93">cp -r folder1 hedef/</text:span></text:p></draw:text-box></draw:frame><text:soft-page-break/></text:p>
      <text:p text:style-name="P137"/>
      <text:p text:style-name="P137"/>
      <text:p text:style-name="P173">Bu opsiyonu kullandık çünkü tekrarlamalı bir işlem var burada.</text:p>
      <text:p text:style-name="P173"/>
      <text:p text:style-name="P173"/>
      <text:p text:style-name="P183">Taşıma ve Yeniden Adlandırma</text:p>
      <text:p text:style-name="P183"/>
      <text:p text:style-name="P175">Taşıma işlemi için “<text:span text:style-name="T11">mv</text:span>” komutu kullanılır.</text:p>
      <text:p text:style-name="P183"/>
      <text:p text:style-name="P183"><draw:frame text:anchor-type="paragraph" draw:z-index="133" draw:name="Metin Çerçevesi 70" draw:style-name="gr3" draw:text-style-name="P185" svg:width="17.985cm" svg:height="1.033cm" svg:x="0.076cm" svg:y="0.055cm"><draw:text-box><text:p text:style-name="P184"><text:span text:style-name="T93">touch file1.txt</text:span></text:p><text:p text:style-name="P184"><text:span text:style-name="T93">mv file1.txt file_one.txt</text:span></text:p></draw:text-box></draw:frame></text:p>
      <text:p text:style-name="P183"/>
      <text:p text:style-name="P183"/>
      <text:p text:style-name="P176">Yukarı<text:span text:style-name="T91">daki komutlar çalıştırılırsa önce</text:span><text:span text:style-name="T27"> file1.txt</text:span><text:span text:style-name="T91"> dosyası oluştulur. Daha sonra ise aynı konumda</text:span><text:span text:style-name="T27"> file1.txt</text:span><text:span text:style-name="T91"> dosyası </text:span><text:span text:style-name="T27">file_one.txt</text:span><text:span text:style-name="T91"> ismiyle yer değişir. Yani </text:span><text:span text:style-name="T27">file1.txt</text:span><text:span text:style-name="T91"> dosyası silinip</text:span><text:span text:style-name="T27"> file_one.txt </text:span><text:span text:style-name="T91">dosyası onun yerine aynı şekilde oluşur.</text:span></text:p>
      <text:p text:style-name="P176"/>
      <text:p text:style-name="P177">Eğer ki bu <text:span text:style-name="T11">file_one.txt</text:span> dosyasını <text:span text:style-name="T11">Documents</text:span> klasörü altında taşımak istersek;</text:p>
      <text:p text:style-name="P177"/>
      <text:p text:style-name="P177"><draw:frame text:anchor-type="paragraph" draw:z-index="134" draw:name="Metin Çerçevesi 71" draw:style-name="gr3" draw:text-style-name="P185" svg:width="17.985cm" svg:height="1.033cm" svg:x="0.076cm" svg:y="0.055cm"><draw:text-box><text:p text:style-name="P184"><text:span text:style-name="T93">mv file_one.txt ~/Documents/</text:span></text:p></draw:text-box></draw:frame></text:p>
      <text:p text:style-name="P176"/>
      <text:p text:style-name="P176"/>
      <text:p text:style-name="P178"/>
      <text:p text:style-name="P178">Eğer bir dosyayı Documents konumuna farklı bir isimle taşımak istersek;</text:p>
      <text:p text:style-name="P178"/>
      <text:p text:style-name="P178"><draw:frame text:anchor-type="paragraph" draw:z-index="135" draw:name="Metin Çerçevesi 72" draw:style-name="gr1" draw:text-style-name="P185" svg:width="17.985cm" svg:height="0.825cm" svg:x="0.076cm" svg:y="0.055cm"><draw:text-box><text:p text:style-name="P184"><text:span text:style-name="T93">mv file_one.txt ~/Documents/file_two.txt</text:span></text:p></draw:text-box></draw:frame></text:p>
      <text:p text:style-name="P174"/>
      <text:p text:style-name="P174"/>
      <text:p text:style-name="P180">Şimdi bir senaryo üzerinden gidelim. </text:p>
      <text:p text:style-name="P180"><text:span text:style-name="T28">new_folder</text:span><text:span text:style-name="T92"> klasörü oluşturalım.</text:span></text:p>
      <text:p text:style-name="P180"><text:span text:style-name="T92">Bu klasörün altında </text:span><text:span text:style-name="T28">folder1</text:span><text:span text:style-name="T92"> isimli bir klasör daha oluşturalım.</text:span></text:p>
      <text:p text:style-name="P180"><text:span text:style-name="T28">Folder1</text:span><text:span text:style-name="T92"> klasörü içinde </text:span>10 adet <text:span text:style-name="T28">file</text:span><text:span text:style-name="T92"> ile başlayan</text:span> dosya oluşturalım </text:p>
      <text:p text:style-name="P180"/>
      <text:p text:style-name="P180">ve <text:span text:style-name="T92">bu </text:span><text:span text:style-name="T28">new_folder</text:span><text:span text:style-name="T92"> klasörünü</text:span> farklı <text:span text:style-name="T92">isimle</text:span> aynı yere kaydedelim.</text:p>
      <text:p text:style-name="P179"/>
      <text:p text:style-name="P179"><draw:frame text:anchor-type="paragraph" draw:z-index="136" draw:name="Metin Çerçevesi 73" draw:style-name="gr2" draw:text-style-name="P185" svg:width="17.985cm" svg:height="1.671cm" svg:x="0.076cm" svg:y="0.055cm"><draw:text-box><text:p text:style-name="P184"><text:span text:style-name="T93">mkdir -p new_folder/folder1</text:span></text:p><text:p text:style-name="P184"><text:span text:style-name="T93">touch new_folder/folder1/file{1..10}.txt</text:span></text:p><text:p text:style-name="P184"><text:span text:style-name="T93">mv new_folder/ new_folder_2</text:span></text:p></draw:text-box></draw:frame></text:p>
      <text:p text:style-name="P174"/>
      <text:p text:style-name="P174"/>
      <text:p text:style-name="P174"/>
      <text:p text:style-name="P174"/>
      <text:p text:style-name="P181">Yukarıda oluşturduğumuz bu new_folder_2 klasörünü de farklı bir yere taşımak istersek;</text:p>
      <text:p text:style-name="P181"/>
      <text:p text:style-name="P181"><draw:frame text:anchor-type="paragraph" draw:z-index="137" draw:name="Metin Çerçevesi 74" draw:style-name="gr1" draw:text-style-name="P185" svg:width="17.985cm" svg:height="0.825cm" svg:x="0.076cm" svg:y="0.055cm"><draw:text-box><text:p text:style-name="P184"><text:span text:style-name="T93">Mv new_folder_2 ~/Documents/</text:span></text:p></draw:text-box></draw:frame></text:p>
      <text:p text:style-name="P181"/>
      <text:p text:style-name="P181"/>
      <text:p text:style-name="P181"/>
      <text:p text:style-name="P181"/>
      <text:p text:style-name="P181"/>
      <text:p text:style-name="P1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14T14:18:01.085000000</dc:date>
    <meta:editing-duration>PT10H18M6S</meta:editing-duration>
    <meta:editing-cycles>347</meta:editing-cycles>
    <meta:generator>LibreOffice/7.6.2.1$Windows_X86_64 LibreOffice_project/56f7684011345957bbf33a7ee678afaf4d2ba333</meta:generator>
    <meta:document-statistic meta:table-count="0" meta:image-count="64" meta:object-count="0" meta:page-count="25" meta:paragraph-count="231" meta:word-count="2168" meta:character-count="15648" meta:non-whitespace-character-count="13642"/>
  </office:meta>
</office:document-meta>
</file>